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9408" calcext:value-type="float">
            <text:p>104.2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178" calcext:value-type="float">
            <text:p>104.3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2288" calcext:value-type="float">
            <text:p>104.4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592" calcext:value-type="float">
            <text:p>104.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0512" calcext:value-type="float">
            <text:p>104.6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5688" calcext:value-type="float">
            <text:p>104.9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85896" calcext:value-type="float">
            <text:p>105.0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316" calcext:value-type="float">
            <text:p>105.2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6896" calcext:value-type="float">
            <text:p>105.4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37584" calcext:value-type="float">
            <text:p>105.6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8752" calcext:value-type="float">
            <text:p>105.83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43552" calcext:value-type="float">
            <text:p>106.1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9312" calcext:value-type="float">
            <text:p>106.5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5432" calcext:value-type="float">
            <text:p>106.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5632" calcext:value-type="float">
            <text:p>107.5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6592" calcext:value-type="float">
            <text:p>107.6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5736" calcext:value-type="float">
            <text:p>107.6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2416" calcext:value-type="float">
            <text:p>107.7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3376" calcext:value-type="float">
            <text:p>107.7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9096" calcext:value-type="float">
            <text:p>107.8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2624" calcext:value-type="float">
            <text:p>107.8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8616" calcext:value-type="float">
            <text:p>107.7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5944" calcext:value-type="float">
            <text:p>107.7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0304" calcext:value-type="float">
            <text:p>108.3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7776" calcext:value-type="float">
            <text:p>108.6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1952" calcext:value-type="float">
            <text:p>108.5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0472" calcext:value-type="float">
            <text:p>108.1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9056" calcext:value-type="float">
            <text:p>107.5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3464" calcext:value-type="float">
            <text:p>106.9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3592" calcext:value-type="float">
            <text:p>106.4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99584" calcext:value-type="float">
            <text:p>106.3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2948" calcext:value-type="float">
            <text:p>106.3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0232" calcext:value-type="float">
            <text:p>106.2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6704" calcext:value-type="float">
            <text:p>106.2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1112" calcext:value-type="float">
            <text:p>109.4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1528" calcext:value-type="float">
            <text:p>105.9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11904" calcext:value-type="float">
            <text:p>105.9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5704" calcext:value-type="float">
            <text:p>105.8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4744" calcext:value-type="float">
            <text:p>105.7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3784" calcext:value-type="float">
            <text:p>105.7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1968" calcext:value-type="float">
            <text:p>105.6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9192" calcext:value-type="float">
            <text:p>105.5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15664" calcext:value-type="float">
            <text:p>105.5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0696" calcext:value-type="float">
            <text:p>105.3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5352" calcext:value-type="float">
            <text:p>105.3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3888" calcext:value-type="float">
            <text:p>105.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8608" calcext:value-type="float">
            <text:p>105.4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30904" calcext:value-type="float">
            <text:p>105.5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1864" calcext:value-type="float">
            <text:p>105.5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2844" calcext:value-type="float">
            <text:p>105.6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1216" calcext:value-type="float">
            <text:p>105.7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0944" calcext:value-type="float">
            <text:p>105.8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3324" calcext:value-type="float">
            <text:p>105.9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1632" calcext:value-type="float">
            <text:p>106.0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0088" calcext:value-type="float">
            <text:p>106.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58792" calcext:value-type="float">
            <text:p>106.1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3656" calcext:value-type="float">
            <text:p>106.2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1192" calcext:value-type="float">
            <text:p>106.3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3968" calcext:value-type="float">
            <text:p>106.4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1504" calcext:value-type="float">
            <text:p>106.5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4656" calcext:value-type="float">
            <text:p>106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524" calcext:value-type="float">
            <text:p>106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95824" calcext:value-type="float">
            <text:p>106.79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4216" calcext:value-type="float">
            <text:p>106.8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5656" calcext:value-type="float">
            <text:p>106.9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3192" calcext:value-type="float">
            <text:p>107.0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2168" calcext:value-type="float">
            <text:p>107.2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02376" calcext:value-type="float">
            <text:p>107.4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06008" calcext:value-type="float">
            <text:p>107.5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4648" calcext:value-type="float">
            <text:p>108.0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7048" calcext:value-type="float">
            <text:p>108.2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74688" calcext:value-type="float">
            <text:p>108.3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404" calcext:value-type="float">
            <text:p>108.5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8632" calcext:value-type="float">
            <text:p>108.6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2368" calcext:value-type="float">
            <text:p>108.8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1344" calcext:value-type="float">
            <text:p>109.0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3368" calcext:value-type="float">
            <text:p>109.2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0632" calcext:value-type="float">
            <text:p>109.4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3136" calcext:value-type="float">
            <text:p>109.6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3072" calcext:value-type="float">
            <text:p>109.9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1296" calcext:value-type="float">
            <text:p>110.1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476" calcext:value-type="float">
            <text:p>110.4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7848" calcext:value-type="float">
            <text:p>110.7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87408" calcext:value-type="float">
            <text:p>111.0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3648" calcext:value-type="float">
            <text:p>111.4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34752" calcext:value-type="float">
            <text:p>111.93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4184" calcext:value-type="float">
            <text:p>112.7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4704" calcext:value-type="float">
            <text:p>113.0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66" calcext:value-type="float">
            <text:p>113.7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524" calcext:value-type="float">
            <text:p>114.3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8848" calcext:value-type="float">
            <text:p>114.9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3544" calcext:value-type="float">
            <text:p>115.2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964" calcext:value-type="float">
            <text:p>115.2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4024" calcext:value-type="float">
            <text:p>115.2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0496" calcext:value-type="float">
            <text:p>115.2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3608" calcext:value-type="float">
            <text:p>114.9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292" calcext:value-type="float">
            <text:p>114.8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3464" calcext:value-type="float">
            <text:p>114.5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096" calcext:value-type="float">
            <text:p>114.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3236" calcext:value-type="float">
            <text:p>114.1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31192" calcext:value-type="float">
            <text:p>113.9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23928" calcext:value-type="float">
            <text:p>113.7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64848" calcext:value-type="float">
            <text:p>113.4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5288" calcext:value-type="float">
            <text:p>113.1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4768" calcext:value-type="float">
            <text:p>112.8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9384" calcext:value-type="float">
            <text:p>112.41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7632" calcext:value-type="float">
            <text:p>112.1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0616" calcext:value-type="float">
            <text:p>112.3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74" calcext:value-type="float">
            <text:p>112.5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24768" calcext:value-type="float">
            <text:p>112.8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3472" calcext:value-type="float">
            <text:p>113.1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58752" calcext:value-type="float">
            <text:p>113.4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3176" calcext:value-type="float">
            <text:p>113.8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56744" calcext:value-type="float">
            <text:p>114.1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8664" calcext:value-type="float">
            <text:p>114.2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92736" calcext:value-type="float">
            <text:p>114.0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0232" calcext:value-type="float">
            <text:p>113.8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2488" calcext:value-type="float">
            <text:p>113.6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856" calcext:value-type="float">
            <text:p>113.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0424" calcext:value-type="float">
            <text:p>113.1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03432" calcext:value-type="float">
            <text:p>112.80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4624" calcext:value-type="float">
            <text:p>112.43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3624" calcext:value-type="float">
            <text:p>112.0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4568" calcext:value-type="float">
            <text:p>111.2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912" calcext:value-type="float">
            <text:p>111.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73336" calcext:value-type="float">
            <text:p>111.27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2416" calcext:value-type="float">
            <text:p>111.53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8928" calcext:value-type="float">
            <text:p>111.81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9072" calcext:value-type="float">
            <text:p>112.2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3664" calcext:value-type="float">
            <text:p>112.3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8216" calcext:value-type="float">
            <text:p>112.2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0096" calcext:value-type="float">
            <text:p>112.0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5568" calcext:value-type="float">
            <text:p>111.60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1728" calcext:value-type="float">
            <text:p>111.3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3088" calcext:value-type="float">
            <text:p>110.8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7432" calcext:value-type="float">
            <text:p>110.5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1336" calcext:value-type="float">
            <text:p>110.5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75216" calcext:value-type="float">
            <text:p>111.0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1728" calcext:value-type="float">
            <text:p>111.3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5012" calcext:value-type="float">
            <text:p>111.4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2856" calcext:value-type="float">
            <text:p>111.2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6344" calcext:value-type="float">
            <text:p>110.9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0168" calcext:value-type="float">
            <text:p>110.3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15808" calcext:value-type="float">
            <text:p>109.7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3096" calcext:value-type="float">
            <text:p>109.3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6" calcext:value-type="float">
            <text:p>108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9384" calcext:value-type="float">
            <text:p>108.6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7152" calcext:value-type="float">
            <text:p>108.2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8824" calcext:value-type="float">
            <text:p>107.9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8304" calcext:value-type="float">
            <text:p>107.5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7304" calcext:value-type="float">
            <text:p>107.2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3736" calcext:value-type="float">
            <text:p>106.8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7536" calcext:value-type="float">
            <text:p>106.7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3528" calcext:value-type="float">
            <text:p>106.7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2192" calcext:value-type="float">
            <text:p>106.6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0104" calcext:value-type="float">
            <text:p>106.7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5992" calcext:value-type="float">
            <text:p>106.6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2088" calcext:value-type="float">
            <text:p>106.6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1584" calcext:value-type="float">
            <text:p>107.1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54192" calcext:value-type="float">
            <text:p>107.4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69888" calcext:value-type="float">
            <text:p>108.0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9552" calcext:value-type="float">
            <text:p>108.4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36" calcext:value-type="float">
            <text:p>108.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5936" calcext:value-type="float">
            <text:p>109.2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984" calcext:value-type="float">
            <text:p>109.5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41944" calcext:value-type="float">
            <text:p>110.04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0352" calcext:value-type="float">
            <text:p>111.0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2068" calcext:value-type="float">
            <text:p>112.1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9048" calcext:value-type="float">
            <text:p>112.7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44096" calcext:value-type="float">
            <text:p>113.5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62" calcext:value-type="float">
            <text:p>114.3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9784" calcext:value-type="float">
            <text:p>115.6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0888" calcext:value-type="float">
            <text:p>116.0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2808" calcext:value-type="float">
            <text:p>116.1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4248" calcext:value-type="float">
            <text:p>116.2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5584" calcext:value-type="float">
            <text:p>116.3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8632" calcext:value-type="float">
            <text:p>116.3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8256" calcext:value-type="float">
            <text:p>116.3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5208" calcext:value-type="float">
            <text:p>116.3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0072" calcext:value-type="float">
            <text:p>116.4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7648" calcext:value-type="float">
            <text:p>116.8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1592" calcext:value-type="float">
            <text:p>117.1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77312" calcext:value-type="float">
            <text:p>117.1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6832" calcext:value-type="float">
            <text:p>117.1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3848" calcext:value-type="float">
            <text:p>116.8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4872" calcext:value-type="float">
            <text:p>116.7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028" calcext:value-type="float">
            <text:p>116.5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2536" calcext:value-type="float">
            <text:p>116.3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6232" calcext:value-type="float">
            <text:p>116.1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4208" calcext:value-type="float">
            <text:p>115.9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8176" calcext:value-type="float">
            <text:p>115.7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0808" calcext:value-type="float">
            <text:p>115.4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1248" calcext:value-type="float">
            <text:p>115.1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292" calcext:value-type="float">
            <text:p>114.8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4008" calcext:value-type="float">
            <text:p>114.3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7016" calcext:value-type="float">
            <text:p>114.0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996" calcext:value-type="float">
            <text:p>113.9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804" calcext:value-type="float">
            <text:p>113.8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3072" calcext:value-type="float">
            <text:p>113.7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17248" calcext:value-type="float">
            <text:p>113.6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6832" calcext:value-type="float">
            <text:p>113.3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3096" calcext:value-type="float">
            <text:p>113.1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4184" calcext:value-type="float">
            <text:p>112.7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0136" calcext:value-type="float">
            <text:p>112.34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5712" calcext:value-type="float">
            <text:p>111.9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444" calcext:value-type="float">
            <text:p>111.72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2688" calcext:value-type="float">
            <text:p>111.4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9496" calcext:value-type="float">
            <text:p>111.0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3736" calcext:value-type="float">
            <text:p>110.66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2152" calcext:value-type="float">
            <text:p>110.1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0776" calcext:value-type="float">
            <text:p>109.8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2448" calcext:value-type="float">
            <text:p>109.5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15936" calcext:value-type="float">
            <text:p>109.2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9424" calcext:value-type="float">
            <text:p>108.9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8048" calcext:value-type="float">
            <text:p>108.5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7904" calcext:value-type="float">
            <text:p>108.1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2896" calcext:value-type="float">
            <text:p>107.7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0456" calcext:value-type="float">
            <text:p>107.2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1816" calcext:value-type="float">
            <text:p>106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3176" calcext:value-type="float">
            <text:p>106.1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894" calcext:value-type="float">
            <text:p>105.6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3912" calcext:value-type="float">
            <text:p>105.2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6336" calcext:value-type="float">
            <text:p>104.7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5232" calcext:value-type="float">
            <text:p>104.34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0528" calcext:value-type="float">
            <text:p>103.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7976" calcext:value-type="float">
            <text:p>102.6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8232" calcext:value-type="float">
            <text:p>102.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0336" calcext:value-type="float">
            <text:p>102.5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1672" calcext:value-type="float">
            <text:p>102.5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2272" calcext:value-type="float">
            <text:p>103.5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1688" calcext:value-type="float">
            <text:p>103.4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288" calcext:value-type="float">
            <text:p>103.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5032" calcext:value-type="float">
            <text:p>102.7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6056" calcext:value-type="float">
            <text:p>102.5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67664" calcext:value-type="float">
            <text:p>102.4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57936" calcext:value-type="float">
            <text:p>102.3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7408" calcext:value-type="float">
            <text:p>107.2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3712" calcext:value-type="float">
            <text:p>107.4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12688" calcext:value-type="float">
            <text:p>107.6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0328" calcext:value-type="float">
            <text:p>107.7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7112" calcext:value-type="float">
            <text:p>107.9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8864" calcext:value-type="float">
            <text:p>108.2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0784" calcext:value-type="float">
            <text:p>108.3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6648" calcext:value-type="float">
            <text:p>108.8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0112" calcext:value-type="float">
            <text:p>109.1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98232" calcext:value-type="float">
            <text:p>109.2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984" calcext:value-type="float">
            <text:p>109.5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1088" calcext:value-type="float">
            <text:p>110.0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5304" calcext:value-type="float">
            <text:p>110.2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4488" calcext:value-type="float">
            <text:p>110.5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0664" calcext:value-type="float">
            <text:p>111.2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4584" calcext:value-type="float">
            <text:p>112.11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11408" calcext:value-type="float">
            <text:p>112.61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0024" calcext:value-type="float">
            <text:p>113.7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4572" calcext:value-type="float">
            <text:p>114.3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4672" calcext:value-type="float">
            <text:p>115.1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8112" calcext:value-type="float">
            <text:p>115.9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88336" calcext:value-type="float">
            <text:p>116.9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6888" calcext:value-type="float">
            <text:p>118.3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6216" calcext:value-type="float">
            <text:p>119.0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5048" calcext:value-type="float">
            <text:p>118.8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3296" calcext:value-type="float">
            <text:p>118.5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856" calcext:value-type="float">
            <text:p>118.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90544" calcext:value-type="float">
            <text:p>117.8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2696" calcext:value-type="float">
            <text:p>117.5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4952" calcext:value-type="float">
            <text:p>117.3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748" calcext:value-type="float">
            <text:p>116.9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86584" calcext:value-type="float">
            <text:p>116.6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2912" calcext:value-type="float">
            <text:p>116.2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2768" calcext:value-type="float">
            <text:p>115.8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9768" calcext:value-type="float">
            <text:p>114.7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5304" calcext:value-type="float">
            <text:p>114.0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8336" calcext:value-type="float">
            <text:p>113.1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4568" calcext:value-type="float">
            <text:p>111.2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63024" calcext:value-type="float">
            <text:p>111.06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2712" calcext:value-type="float">
            <text:p>110.8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1816" calcext:value-type="float">
            <text:p>110.5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7016" calcext:value-type="float">
            <text:p>110.2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516" calcext:value-type="float">
            <text:p>109.8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5664" calcext:value-type="float">
            <text:p>109.3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5496" calcext:value-type="float">
            <text:p>109.5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6664" calcext:value-type="float">
            <text:p>109.7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2612" calcext:value-type="float">
            <text:p>109.9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0816" calcext:value-type="float">
            <text:p>110.1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7704" calcext:value-type="float">
            <text:p>110.4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0208" calcext:value-type="float">
            <text:p>110.63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3672" calcext:value-type="float">
            <text:p>110.9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51416" calcext:value-type="float">
            <text:p>111.15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4024" calcext:value-type="float">
            <text:p>111.4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54" calcext:value-type="float">
            <text:p>111.78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53624" calcext:value-type="float">
            <text:p>112.0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1096" calcext:value-type="float">
            <text:p>112.40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3808" calcext:value-type="float">
            <text:p>112.7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35664" calcext:value-type="float">
            <text:p>113.1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6288" calcext:value-type="float">
            <text:p>113.5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568" calcext:value-type="float">
            <text:p>114.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6408" calcext:value-type="float">
            <text:p>114.5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0288" calcext:value-type="float">
            <text:p>115.0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08176" calcext:value-type="float">
            <text:p>115.7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4832" calcext:value-type="float">
            <text:p>116.3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9504" calcext:value-type="float">
            <text:p>117.1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2524" calcext:value-type="float">
            <text:p>118.1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8512" calcext:value-type="float">
            <text:p>119.1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2952" calcext:value-type="float">
            <text:p>120.3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2736" calcext:value-type="float">
            <text:p>121.7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1104" calcext:value-type="float">
            <text:p>122.3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0144" calcext:value-type="float">
            <text:p>122.3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5176" calcext:value-type="float">
            <text:p>122.1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90688" calcext:value-type="float">
            <text:p>122.0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8096" calcext:value-type="float">
            <text:p>121.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9144" calcext:value-type="float">
            <text:p>121.9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3048" calcext:value-type="float">
            <text:p>121.9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07808" calcext:value-type="float">
            <text:p>121.9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3048" calcext:value-type="float">
            <text:p>121.9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" calcext:value-type="float">
            <text:p>121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92568" calcext:value-type="float">
            <text:p>121.8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62088" calcext:value-type="float">
            <text:p>121.8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7704" calcext:value-type="float">
            <text:p>121.8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73696" calcext:value-type="float">
            <text:p>121.7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63968" calcext:value-type="float">
            <text:p>121.6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9" calcext:value-type="float">
            <text:p>121.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29272" calcext:value-type="float">
            <text:p>121.4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34784" calcext:value-type="float">
            <text:p>121.3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5536" calcext:value-type="float">
            <text:p>121.2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7144" calcext:value-type="float">
            <text:p>121.1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09232" calcext:value-type="float">
            <text:p>121.1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0192" calcext:value-type="float">
            <text:p>121.1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42176" calcext:value-type="float">
            <text:p>121.0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5988" calcext:value-type="float">
            <text:p>120.9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1864" calcext:value-type="float">
            <text:p>120.8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652" calcext:value-type="float">
            <text:p>120.7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936" calcext:value-type="float">
            <text:p>120.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7816" calcext:value-type="float">
            <text:p>120.4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198" calcext:value-type="float">
            <text:p>120.3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5688" calcext:value-type="float">
            <text:p>120.1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2808" calcext:value-type="float">
            <text:p>120.0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2496" calcext:value-type="float">
            <text:p>119.7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0952" calcext:value-type="float">
            <text:p>119.6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3792" calcext:value-type="float">
            <text:p>119.4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0056" calcext:value-type="float">
            <text:p>119.3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24984" calcext:value-type="float">
            <text:p>119.1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8472" calcext:value-type="float">
            <text:p>118.8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8432" calcext:value-type="float">
            <text:p>118.5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6576" calcext:value-type="float">
            <text:p>118.1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75888" calcext:value-type="float">
            <text:p>117.9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1064" calcext:value-type="float">
            <text:p>118.2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6428" calcext:value-type="float">
            <text:p>118.0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60064" calcext:value-type="float">
            <text:p>117.8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7472" calcext:value-type="float">
            <text:p>117.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1088" calcext:value-type="float">
            <text:p>117.6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4408" calcext:value-type="float">
            <text:p>117.5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03448" calcext:value-type="float">
            <text:p>117.5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3824" calcext:value-type="float">
            <text:p>117.4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896" calcext:value-type="float">
            <text:p>117.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29128" calcext:value-type="float">
            <text:p>117.2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8064" calcext:value-type="float">
            <text:p>117.0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84704" calcext:value-type="float">
            <text:p>116.8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93264" calcext:value-type="float">
            <text:p>116.7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4392" calcext:value-type="float">
            <text:p>116.6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3808" calcext:value-type="float">
            <text:p>116.5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2368" calcext:value-type="float">
            <text:p>116.4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5688" calcext:value-type="float">
            <text:p>116.3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7984" calcext:value-type="float">
            <text:p>116.4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316" calcext:value-type="float">
            <text:p>116.7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2576" calcext:value-type="float">
            <text:p>116.6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00656" calcext:value-type="float">
            <text:p>116.5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7296" calcext:value-type="float">
            <text:p>116.2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7088" calcext:value-type="float">
            <text:p>116.1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64" calcext:value-type="float">
            <text:p>115.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0472" calcext:value-type="float">
            <text:p>115.7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2832" calcext:value-type="float">
            <text:p>115.6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55776" calcext:value-type="float">
            <text:p>115.5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6152" calcext:value-type="float">
            <text:p>115.5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0328" calcext:value-type="float">
            <text:p>115.4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4128" calcext:value-type="float">
            <text:p>115.3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3168" calcext:value-type="float">
            <text:p>115.2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1352" calcext:value-type="float">
            <text:p>115.2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6384" calcext:value-type="float">
            <text:p>115.0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7136" calcext:value-type="float">
            <text:p>115.0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3984" calcext:value-type="float">
            <text:p>114.9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864" calcext:value-type="float">
            <text:p>114.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72" calcext:value-type="float">
            <text:p>114.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3192" calcext:value-type="float">
            <text:p>114.6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7848" calcext:value-type="float">
            <text:p>114.6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2024" calcext:value-type="float">
            <text:p>114.4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4488" calcext:value-type="float">
            <text:p>114.3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3048" calcext:value-type="float">
            <text:p>114.3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7224" calcext:value-type="float">
            <text:p>114.1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5304" calcext:value-type="float">
            <text:p>114.0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1776" calcext:value-type="float">
            <text:p>114.0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948" calcext:value-type="float">
            <text:p>113.9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2424" calcext:value-type="float">
            <text:p>113.8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24512" calcext:value-type="float">
            <text:p>113.8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0128" calcext:value-type="float">
            <text:p>113.8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3176" calcext:value-type="float">
            <text:p>113.8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8792" calcext:value-type="float">
            <text:p>113.7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136" calcext:value-type="float">
            <text:p>113.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9168" calcext:value-type="float">
            <text:p>113.7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708" calcext:value-type="float">
            <text:p>113.7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0128" calcext:value-type="float">
            <text:p>113.8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5744" calcext:value-type="float">
            <text:p>113.7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57456" calcext:value-type="float">
            <text:p>113.7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2696" calcext:value-type="float">
            <text:p>113.7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5576" calcext:value-type="float">
            <text:p>113.9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52528" calcext:value-type="float">
            <text:p>113.9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6392" calcext:value-type="float">
            <text:p>113.6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0736" calcext:value-type="float">
            <text:p>113.3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3096" calcext:value-type="float">
            <text:p>113.1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8672" calcext:value-type="float">
            <text:p>112.8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9696" calcext:value-type="float">
            <text:p>112.6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928" calcext:value-type="float">
            <text:p>112.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32872" calcext:value-type="float">
            <text:p>112.13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6724" calcext:value-type="float">
            <text:p>111.2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7952" calcext:value-type="float">
            <text:p>110.8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0792" calcext:value-type="float">
            <text:p>110.7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952" calcext:value-type="float">
            <text:p>110.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2904" calcext:value-type="float">
            <text:p>110.1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0568" calcext:value-type="float">
            <text:p>109.7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37272" calcext:value-type="float">
            <text:p>109.2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86752" calcext:value-type="float">
            <text:p>108.8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26" calcext:value-type="float">
            <text:p>108.4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2208" calcext:value-type="float">
            <text:p>107.5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9496" calcext:value-type="float">
            <text:p>107.2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2128" calcext:value-type="float">
            <text:p>106.9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19624" calcext:value-type="float">
            <text:p>106.7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2944" calcext:value-type="float">
            <text:p>106.6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7496" calcext:value-type="float">
            <text:p>106.4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11776" calcext:value-type="float">
            <text:p>106.4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5472" calcext:value-type="float">
            <text:p>106.2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7936" calcext:value-type="float">
            <text:p>106.1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27728" calcext:value-type="float">
            <text:p>106.0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4576" calcext:value-type="float">
            <text:p>105.9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5704" calcext:value-type="float">
            <text:p>105.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99128" calcext:value-type="float">
            <text:p>105.7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19296" calcext:value-type="float">
            <text:p>105.6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43096" calcext:value-type="float">
            <text:p>105.5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5184" calcext:value-type="float">
            <text:p>105.4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9632" calcext:value-type="float">
            <text:p>105.2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68192" calcext:value-type="float">
            <text:p>105.1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028" calcext:value-type="float">
            <text:p>105.1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85312" calcext:value-type="float">
            <text:p>104.9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9488" calcext:value-type="float">
            <text:p>104.8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7192" calcext:value-type="float">
            <text:p>104.7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6504" calcext:value-type="float">
            <text:p>104.6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3624" calcext:value-type="float">
            <text:p>104.4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98928" calcext:value-type="float">
            <text:p>104.1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10536" calcext:value-type="float">
            <text:p>104.1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61184" calcext:value-type="float">
            <text:p>103.9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58" calcext:value-type="float">
            <text:p>103.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5592" calcext:value-type="float">
            <text:p>103.4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5928" calcext:value-type="float">
            <text:p>103.0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6144" calcext:value-type="float">
            <text:p>102.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4928" calcext:value-type="float">
            <text:p>102.6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3968" calcext:value-type="float">
            <text:p>102.6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2528" calcext:value-type="float">
            <text:p>102.5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0504" calcext:value-type="float">
            <text:p>102.3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516" calcext:value-type="float">
            <text:p>102.2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07288" calcext:value-type="float">
            <text:p>102.5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39648" calcext:value-type="float">
            <text:p>102.3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87248" calcext:value-type="float">
            <text:p>102.1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11048" calcext:value-type="float">
            <text:p>102.1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18" calcext:value-type="float">
            <text:p>102.0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988" calcext:value-type="float">
            <text:p>101.9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27584" calcext:value-type="float">
            <text:p>101.8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2512" calcext:value-type="float">
            <text:p>101.6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6584" calcext:value-type="float">
            <text:p>101.4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25248" calcext:value-type="float">
            <text:p>101.4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3432" calcext:value-type="float">
            <text:p>101.37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84456" calcext:value-type="float">
            <text:p>101.1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58904" calcext:value-type="float">
            <text:p>100.9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9328" calcext:value-type="float">
            <text:p>99.7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336" calcext:value-type="float">
            <text:p>99.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568" calcext:value-type="float">
            <text:p>98.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30816" calcext:value-type="float">
            <text:p>98.7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7044" calcext:value-type="float">
            <text:p>98.7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8352" calcext:value-type="float">
            <text:p>98.8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4448" calcext:value-type="float">
            <text:p>98.8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4664" calcext:value-type="float">
            <text:p>98.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7016" calcext:value-type="float">
            <text:p>98.8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314" calcext:value-type="float">
            <text:p>98.8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50272" calcext:value-type="float">
            <text:p>98.9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1232" calcext:value-type="float">
            <text:p>99.0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20376" calcext:value-type="float">
            <text:p>99.0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1712" calcext:value-type="float">
            <text:p>99.0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08768" calcext:value-type="float">
            <text:p>99.1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4968" calcext:value-type="float">
            <text:p>99.1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00208" calcext:value-type="float">
            <text:p>99.2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5812" calcext:value-type="float">
            <text:p>99.2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4696" calcext:value-type="float">
            <text:p>99.2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9832" calcext:value-type="float">
            <text:p>99.2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79456" calcext:value-type="float">
            <text:p>99.2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2608" calcext:value-type="float">
            <text:p>99.3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4576" calcext:value-type="float">
            <text:p>102.1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2992" calcext:value-type="float">
            <text:p>102.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7352" calcext:value-type="float">
            <text:p>102.2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18312" calcext:value-type="float">
            <text:p>102.3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6704" calcext:value-type="float">
            <text:p>102.4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56056" calcext:value-type="float">
            <text:p>102.5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912" calcext:value-type="float">
            <text:p>102.5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50544" calcext:value-type="float">
            <text:p>102.6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57224" calcext:value-type="float">
            <text:p>102.7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6368" calcext:value-type="float">
            <text:p>102.7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952" calcext:value-type="float">
            <text:p>102.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2024" calcext:value-type="float">
            <text:p>103.0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55928" calcext:value-type="float">
            <text:p>103.0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956" calcext:value-type="float">
            <text:p>103.1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2712" calcext:value-type="float">
            <text:p>103.2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45488" calcext:value-type="float">
            <text:p>103.3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9872" calcext:value-type="float">
            <text:p>103.3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85696" calcext:value-type="float">
            <text:p>103.4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8304" calcext:value-type="float">
            <text:p>103.7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05736" calcext:value-type="float">
            <text:p>103.8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4984" calcext:value-type="float">
            <text:p>103.8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95296" calcext:value-type="float">
            <text:p>104.0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23312" calcext:value-type="float">
            <text:p>104.2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62936" calcext:value-type="float">
            <text:p>104.2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39136" calcext:value-type="float">
            <text:p>104.3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9824" calcext:value-type="float">
            <text:p>104.50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6984" calcext:value-type="float">
            <text:p>104.6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87192" calcext:value-type="float">
            <text:p>104.7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0448" calcext:value-type="float">
            <text:p>104.9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98" calcext:value-type="float">
            <text:p>105.0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8672" calcext:value-type="float">
            <text:p>105.1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6208" calcext:value-type="float">
            <text:p>105.2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8608" calcext:value-type="float">
            <text:p>105.4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4056" calcext:value-type="float">
            <text:p>105.6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86936" calcext:value-type="float">
            <text:p>105.7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30192" calcext:value-type="float">
            <text:p>105.9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0128" calcext:value-type="float">
            <text:p>106.1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56912" calcext:value-type="float">
            <text:p>106.3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15408" calcext:value-type="float">
            <text:p>106.5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24" calcext:value-type="float">
            <text:p>106.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8136" calcext:value-type="float">
            <text:p>107.7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9032" calcext:value-type="float">
            <text:p>108.0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9408" calcext:value-type="float">
            <text:p>108.0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016" calcext:value-type="float">
            <text:p>107.9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9576" calcext:value-type="float">
            <text:p>107.8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252" calcext:value-type="float">
            <text:p>107.7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3336" calcext:value-type="float">
            <text:p>107.4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9704" calcext:value-type="float">
            <text:p>107.3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0352" calcext:value-type="float">
            <text:p>107.2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2944" calcext:value-type="float">
            <text:p>106.6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9856" calcext:value-type="float">
            <text:p>106.2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9312" calcext:value-type="float">
            <text:p>106.5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7912" calcext:value-type="float">
            <text:p>106.7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4864" calcext:value-type="float">
            <text:p>106.7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5616" calcext:value-type="float">
            <text:p>106.6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4008" calcext:value-type="float">
            <text:p>106.7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2064" calcext:value-type="float">
            <text:p>107.1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0936" calcext:value-type="float">
            <text:p>107.3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5632" calcext:value-type="float">
            <text:p>107.5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3024" calcext:value-type="float">
            <text:p>107.2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64048" calcext:value-type="float">
            <text:p>107.0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768" calcext:value-type="float">
            <text:p>107.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964" calcext:value-type="float">
            <text:p>107.6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1768" calcext:value-type="float">
            <text:p>107.8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84544" calcext:value-type="float">
            <text:p>107.9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6464" calcext:value-type="float">
            <text:p>108.1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8488" calcext:value-type="float">
            <text:p>108.2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5648" calcext:value-type="float">
            <text:p>108.4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8048" calcext:value-type="float">
            <text:p>108.5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216" calcext:value-type="float">
            <text:p>108.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076" calcext:value-type="float">
            <text:p>108.9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0968" calcext:value-type="float">
            <text:p>109.0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604" calcext:value-type="float">
            <text:p>109.2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08544" calcext:value-type="float">
            <text:p>109.5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0776" calcext:value-type="float">
            <text:p>109.8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11464" calcext:value-type="float">
            <text:p>110.0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996" calcext:value-type="float">
            <text:p>110.1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76" calcext:value-type="float">
            <text:p>110.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1336" calcext:value-type="float">
            <text:p>110.5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1648" calcext:value-type="float">
            <text:p>110.7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72" calcext:value-type="float">
            <text:p>110.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72752" calcext:value-type="float">
            <text:p>111.1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2688" calcext:value-type="float">
            <text:p>111.4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35336" calcext:value-type="float">
            <text:p>112.0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976" calcext:value-type="float">
            <text:p>112.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7712" calcext:value-type="float">
            <text:p>112.7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0048" calcext:value-type="float">
            <text:p>113.1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3344" calcext:value-type="float">
            <text:p>113.6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2464" calcext:value-type="float">
            <text:p>114.2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8368" calcext:value-type="float">
            <text:p>114.9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2872" calcext:value-type="float">
            <text:p>115.9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5792" calcext:value-type="float">
            <text:p>116.4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0112" calcext:value-type="float">
            <text:p>116.7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8984" calcext:value-type="float">
            <text:p>116.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6688" calcext:value-type="float">
            <text:p>116.7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1448" calcext:value-type="float">
            <text:p>116.7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0592" calcext:value-type="float">
            <text:p>116.7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78024" calcext:value-type="float">
            <text:p>116.7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7544" calcext:value-type="float">
            <text:p>116.7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2096" calcext:value-type="float">
            <text:p>116.5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18944" calcext:value-type="float">
            <text:p>116.5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93976" calcext:value-type="float">
            <text:p>116.3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0992" calcext:value-type="float">
            <text:p>116.1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8968" calcext:value-type="float">
            <text:p>115.9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352" calcext:value-type="float">
            <text:p>115.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78" calcext:value-type="float">
            <text:p>115.7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9888" calcext:value-type="float">
            <text:p>115.6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28928" calcext:value-type="float">
            <text:p>115.6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54" calcext:value-type="float">
            <text:p>115.5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3208" calcext:value-type="float">
            <text:p>115.5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6256" calcext:value-type="float">
            <text:p>115.5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50264" calcext:value-type="float">
            <text:p>115.6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0848" calcext:value-type="float">
            <text:p>115.7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7632" calcext:value-type="float">
            <text:p>115.9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8904" calcext:value-type="float">
            <text:p>116.1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8296" calcext:value-type="float">
            <text:p>116.6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8752" calcext:value-type="float">
            <text:p>117.2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2384" calcext:value-type="float">
            <text:p>117.3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5328" calcext:value-type="float">
            <text:p>117.3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6456" calcext:value-type="float">
            <text:p>117.1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8816" calcext:value-type="float">
            <text:p>117.0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9944" calcext:value-type="float">
            <text:p>116.8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0592" calcext:value-type="float">
            <text:p>116.7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4664" calcext:value-type="float">
            <text:p>116.5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3016" calcext:value-type="float">
            <text:p>116.3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8696" calcext:value-type="float">
            <text:p>116.0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8552" calcext:value-type="float">
            <text:p>115.6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2144" calcext:value-type="float">
            <text:p>115.4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9264" calcext:value-type="float">
            <text:p>115.2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01624" calcext:value-type="float">
            <text:p>115.1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6656" calcext:value-type="float">
            <text:p>114.9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816" calcext:value-type="float">
            <text:p>114.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3944" calcext:value-type="float">
            <text:p>114.6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6304" calcext:value-type="float">
            <text:p>114.4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5616" calcext:value-type="float">
            <text:p>114.2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5096" calcext:value-type="float">
            <text:p>113.9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9544" calcext:value-type="float">
            <text:p>113.6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656" calcext:value-type="float">
            <text:p>113.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6624" calcext:value-type="float">
            <text:p>113.1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4364" calcext:value-type="float">
            <text:p>112.9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5416" calcext:value-type="float">
            <text:p>112.6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84104" calcext:value-type="float">
            <text:p>112.08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42728" calcext:value-type="float">
            <text:p>111.74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6112" calcext:value-type="float">
            <text:p>111.3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292" calcext:value-type="float">
            <text:p>110.99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4848" calcext:value-type="float">
            <text:p>109.6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4496" calcext:value-type="float">
            <text:p>109.1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2328" calcext:value-type="float">
            <text:p>108.5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3256" calcext:value-type="float">
            <text:p>106.8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06848" calcext:value-type="float">
            <text:p>106.6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514" calcext:value-type="float">
            <text:p>106.4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1816" calcext:value-type="float">
            <text:p>106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12816" calcext:value-type="float">
            <text:p>107.1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868" calcext:value-type="float">
            <text:p>107.5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9408" calcext:value-type="float">
            <text:p>108.0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0344" calcext:value-type="float">
            <text:p>108.6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4576" calcext:value-type="float">
            <text:p>109.7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3928" calcext:value-type="float">
            <text:p>109.9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0152" calcext:value-type="float">
            <text:p>109.4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7984" calcext:value-type="float">
            <text:p>108.8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7136" calcext:value-type="float">
            <text:p>107.3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7392" calcext:value-type="float">
            <text:p>106.3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77208" calcext:value-type="float">
            <text:p>105.6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47312" calcext:value-type="float">
            <text:p>105.7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276" calcext:value-type="float">
            <text:p>105.9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6496" calcext:value-type="float">
            <text:p>106.0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5328" calcext:value-type="float">
            <text:p>106.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664" calcext:value-type="float">
            <text:p>106.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1336" calcext:value-type="float">
            <text:p>106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6888" calcext:value-type="float">
            <text:p>106.9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64632" calcext:value-type="float">
            <text:p>107.1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0664" calcext:value-type="float">
            <text:p>107.4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0224" calcext:value-type="float">
            <text:p>107.7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3312" calcext:value-type="float">
            <text:p>108.0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51928" calcext:value-type="float">
            <text:p>109.1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3512" calcext:value-type="float">
            <text:p>109.6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4344" calcext:value-type="float">
            <text:p>110.1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4904" calcext:value-type="float">
            <text:p>110.8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0888" calcext:value-type="float">
            <text:p>112.26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4728" calcext:value-type="float">
            <text:p>112.50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6856" calcext:value-type="float">
            <text:p>112.7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59464" calcext:value-type="float">
            <text:p>113.0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61216" calcext:value-type="float">
            <text:p>113.3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1256" calcext:value-type="float">
            <text:p>113.6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8248" calcext:value-type="float">
            <text:p>113.9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1336" calcext:value-type="float">
            <text:p>114.3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5052" calcext:value-type="float">
            <text:p>114.6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9328" calcext:value-type="float">
            <text:p>115.0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39952" calcext:value-type="float">
            <text:p>115.4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1912" calcext:value-type="float">
            <text:p>115.8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0448" calcext:value-type="float">
            <text:p>116.3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3096" calcext:value-type="float">
            <text:p>116.9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4616" calcext:value-type="float">
            <text:p>117.7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0352" calcext:value-type="float">
            <text:p>118.6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6672" calcext:value-type="float">
            <text:p>119.6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8488" calcext:value-type="float">
            <text:p>119.7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0952" calcext:value-type="float">
            <text:p>119.6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828" calcext:value-type="float">
            <text:p>119.5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8656" calcext:value-type="float">
            <text:p>119.5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1976" calcext:value-type="float">
            <text:p>119.4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3104" calcext:value-type="float">
            <text:p>119.3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204" calcext:value-type="float">
            <text:p>119.1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724" calcext:value-type="float">
            <text:p>118.8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79976" calcext:value-type="float">
            <text:p>118.6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94048" calcext:value-type="float">
            <text:p>118.4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2024" calcext:value-type="float">
            <text:p>118.3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88664" calcext:value-type="float">
            <text:p>118.0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75304" calcext:value-type="float">
            <text:p>117.8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5368" calcext:value-type="float">
            <text:p>117.6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7352" calcext:value-type="float">
            <text:p>117.4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3176" calcext:value-type="float">
            <text:p>117.6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99104" calcext:value-type="float">
            <text:p>117.7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4424" calcext:value-type="float">
            <text:p>117.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4136" calcext:value-type="float">
            <text:p>117.6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34512" calcext:value-type="float">
            <text:p>117.6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6704" calcext:value-type="float">
            <text:p>117.6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9712" calcext:value-type="float">
            <text:p>117.3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6648" calcext:value-type="float">
            <text:p>116.4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5752" calcext:value-type="float">
            <text:p>116.1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8672" calcext:value-type="float">
            <text:p>116.6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2032" calcext:value-type="float">
            <text:p>116.8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50008" calcext:value-type="float">
            <text:p>116.6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5584" calcext:value-type="float">
            <text:p>116.3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3896" calcext:value-type="float">
            <text:p>115.7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0584" calcext:value-type="float">
            <text:p>114.4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65432" calcext:value-type="float">
            <text:p>113.5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7856" calcext:value-type="float">
            <text:p>113.1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0192" calcext:value-type="float">
            <text:p>113.5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2256" calcext:value-type="float">
            <text:p>114.0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8328" calcext:value-type="float">
            <text:p>114.6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7864" calcext:value-type="float">
            <text:p>115.4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08048" calcext:value-type="float">
            <text:p>116.2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4216" calcext:value-type="float">
            <text:p>116.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2692" calcext:value-type="float">
            <text:p>116.3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73936" calcext:value-type="float">
            <text:p>116.0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0472" calcext:value-type="float">
            <text:p>115.7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2248" calcext:value-type="float">
            <text:p>115.5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906" calcext:value-type="float">
            <text:p>115.2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0664" calcext:value-type="float">
            <text:p>115.0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3672" calcext:value-type="float">
            <text:p>114.7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1064" calcext:value-type="float">
            <text:p>114.4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8184" calcext:value-type="float">
            <text:p>114.2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1044" calcext:value-type="float">
            <text:p>114.0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81256" calcext:value-type="float">
            <text:p>113.6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1008" calcext:value-type="float">
            <text:p>113.2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89488" calcext:value-type="float">
            <text:p>112.4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20096" calcext:value-type="float">
            <text:p>112.0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95256" calcext:value-type="float">
            <text:p>111.39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39864" calcext:value-type="float">
            <text:p>108.6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0552" calcext:value-type="float">
            <text:p>108.8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7456" calcext:value-type="float">
            <text:p>108.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4728" calcext:value-type="float">
            <text:p>108.6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0136" calcext:value-type="float">
            <text:p>108.5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1912" calcext:value-type="float">
            <text:p>108.2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56528" calcext:value-type="float">
            <text:p>107.8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47512" calcext:value-type="float">
            <text:p>107.3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01208" calcext:value-type="float">
            <text:p>107.2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8008" calcext:value-type="float">
            <text:p>108.2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1616" calcext:value-type="float">
            <text:p>108.9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892" calcext:value-type="float">
            <text:p>109.4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5768" calcext:value-type="float">
            <text:p>109.3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46416" calcext:value-type="float">
            <text:p>109.2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528101281902</text:p>
          </table:table-cell>
          <table:table-cell office:value-type="string" calcext:value-type="string">
            <text:p>28S 38W 21DDD 02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1552" calcext:value-type="float">
            <text:p>109.1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96" meta:object-count="0"/>
    <meta:user-defined meta:name="AppVersion">3.0</meta:user-defined>
  </office:meta>
</office:document-meta>
</file>